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3.112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1.342cm"/>
    </style:style>
    <style:style style:name="co13" style:family="table-column">
      <style:table-column-properties fo:break-before="auto" style:column-width="1.887cm"/>
    </style:style>
    <style:style style:name="co14" style:family="table-column">
      <style:table-column-properties fo:break-before="auto" style:column-width="2.187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1.452cm"/>
    </style:style>
    <style:style style:name="co18" style:family="table-column">
      <style:table-column-properties fo:break-before="auto" style:column-width="1.642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2.868cm"/>
    </style:style>
    <style:style style:name="co21" style:family="table-column">
      <style:table-column-properties fo:break-before="auto" style:column-width="1.533cm"/>
    </style:style>
    <style:style style:name="co22" style:family="table-column">
      <style:table-column-properties fo:break-before="auto" style:column-width="1.316cm"/>
    </style:style>
    <style:style style:name="co23" style:family="table-column">
      <style:table-column-properties fo:break-before="auto" style:column-width="1.969cm"/>
    </style:style>
    <style:style style:name="co24" style:family="table-column">
      <style:table-column-properties fo:break-before="auto" style:column-width="1.423cm"/>
    </style:style>
    <style:style style:name="co25" style:family="table-column">
      <style:table-column-properties fo:break-before="auto" style:column-width="1.506cm"/>
    </style:style>
    <style:style style:name="co26" style:family="table-column">
      <style:table-column-properties fo:break-before="auto" style:column-width="1.233cm"/>
    </style:style>
    <style:style style:name="co27" style:family="table-column">
      <style:table-column-properties fo:break-before="auto" style:column-width="1.833cm"/>
    </style:style>
    <style:style style:name="co28" style:family="table-column">
      <style:table-column-properties fo:break-before="auto" style:column-width="3.304cm"/>
    </style:style>
    <style:style style:name="co29" style:family="table-column">
      <style:table-column-properties fo:break-before="auto" style:column-width="2.676cm"/>
    </style:style>
    <style:style style:name="co30" style:family="table-column">
      <style:table-column-properties fo:break-before="auto" style:column-width="2.813cm"/>
    </style:style>
    <style:style style:name="co31" style:family="table-column">
      <style:table-column-properties fo:break-before="auto" style:column-width="3.657cm"/>
    </style:style>
    <style:style style:name="co32" style:family="table-column">
      <style:table-column-properties fo:break-before="auto" style:column-width="3.847cm"/>
    </style:style>
    <style:style style:name="co33" style:family="table-column">
      <style:table-column-properties fo:break-before="auto" style:column-width="4.692cm"/>
    </style:style>
    <style:style style:name="co34" style:family="table-column">
      <style:table-column-properties fo:break-before="auto" style:column-width="3.549cm"/>
    </style:style>
    <style:style style:name="co35" style:family="table-column">
      <style:table-column-properties fo:break-before="auto" style:column-width="4.747cm"/>
    </style:style>
    <style:style style:name="co36" style:family="table-column">
      <style:table-column-properties fo:break-before="auto" style:column-width="4.12cm"/>
    </style:style>
    <style:style style:name="co37" style:family="table-column">
      <style:table-column-properties fo:break-before="auto" style:column-width="4.256cm"/>
    </style:style>
    <style:style style:name="co38" style:family="table-column">
      <style:table-column-properties fo:break-before="auto" style:column-width="5.3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ome" table:style-name="ta1">
        <table:table-column table:style-name="co1" table:number-columns-repeated="2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ntact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1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iven Name</text:p>
          </table:table-cell>
          <table:table-cell office:value-type="string" calcext:value-type="string">
            <text:p>Additional Name</text:p>
          </table:table-cell>
          <table:table-cell office:value-type="string" calcext:value-type="string">
            <text:p>Family Name</text:p>
          </table:table-cell>
          <table:table-cell office:value-type="string" calcext:value-type="string">
            <text:p>Yomi Name</text:p>
          </table:table-cell>
          <table:table-cell office:value-type="string" calcext:value-type="string">
            <text:p>Given Name Yomi</text:p>
          </table:table-cell>
          <table:table-cell office:value-type="string" calcext:value-type="string">
            <text:p>Additional Name Yomi</text:p>
          </table:table-cell>
          <table:table-cell office:value-type="string" calcext:value-type="string">
            <text:p>Family Name Yomi</text:p>
          </table:table-cell>
          <table:table-cell office:value-type="string" calcext:value-type="string">
            <text:p>Name Prefix</text:p>
          </table:table-cell>
          <table:table-cell office:value-type="string" calcext:value-type="string">
            <text:p>Name Suffix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Maiden Nam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Billing Information</text:p>
          </table:table-cell>
          <table:table-cell office:value-type="string" calcext:value-type="string">
            <text:p>Directory Server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Group Membership</text:p>
          </table:table-cell>
          <table:table-cell office:value-type="string" calcext:value-type="string">
            <text:p>Phone 1 - Type</text:p>
          </table:table-cell>
          <table:table-cell table:style-name="Default" office:value-type="string" calcext:value-type="string">
            <text:p>Phone 1 - Value</text:p>
          </table:table-cell>
          <table:table-cell office:value-type="string" calcext:value-type="string">
            <text:p>Organization 1 - Type</text:p>
          </table:table-cell>
          <table:table-cell office:value-type="string" calcext:value-type="string">
            <text:p>Organization 1 - Name</text:p>
          </table:table-cell>
          <table:table-cell office:value-type="string" calcext:value-type="string">
            <text:p>Organization 1 - Yomi Name</text:p>
          </table:table-cell>
          <table:table-cell office:value-type="string" calcext:value-type="string">
            <text:p>Organization 1 - Title</text:p>
          </table:table-cell>
          <table:table-cell office:value-type="string" calcext:value-type="string">
            <text:p>Organization 1 - Department</text:p>
          </table:table-cell>
          <table:table-cell office:value-type="string" calcext:value-type="string">
            <text:p>Organization 1 - Symbol</text:p>
          </table:table-cell>
          <table:table-cell office:value-type="string" calcext:value-type="string">
            <text:p>Organization 1 - Location</text:p>
          </table:table-cell>
          <table:table-cell office:value-type="string" calcext:value-type="string">
            <text:p>Organization 1 - Job Descriptio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1_2_hambaALLAH</text:p>
          </table:table-cell>
          <table:table-cell office:value-type="string" calcext:value-type="string">
            <text:p>1_hambaALLAH</text:p>
          </table:table-cell>
          <table:table-cell table:formula="of:=VLOOKUP([.A2];[home.$A$1:.$B$43];2;0)" office:value-type="string" office:string-value="" calcext:value-type="error">
            <text:p>#N/A</text:p>
          </table:table-cell>
          <table:table-cell table:number-columns-repeated="25"/>
          <table:table-cell office:value-type="string" calcext:value-type="string">
            <text:p>* myContact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081230758551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2_2_hambaALLAH</text:p>
          </table:table-cell>
          <table:table-cell office:value-type="string" calcext:value-type="string">
            <text:p>2_hambaALLAH</text:p>
          </table:table-cell>
          <table:table-cell table:formula="of:=VLOOKUP([.A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52</text:p>
          </table:table-cell>
          <table:table-cell table:number-columns-repeated="8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3_2_hambaALLAH</text:p>
          </table:table-cell>
          <table:table-cell office:value-type="string" calcext:value-type="string">
            <text:p>3_hambaALLAH</text:p>
          </table:table-cell>
          <table:table-cell table:formula="of:=VLOOKUP([.A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53</text:p>
          </table:table-cell>
          <table:table-cell table:number-columns-repeated="8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4_2_hambaALLAH</text:p>
          </table:table-cell>
          <table:table-cell office:value-type="string" calcext:value-type="string">
            <text:p>4_hambaALLAH</text:p>
          </table:table-cell>
          <table:table-cell table:formula="of:=VLOOKUP([.A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54</text:p>
          </table:table-cell>
          <table:table-cell table:number-columns-repeated="8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5_2_hambaALLAH</text:p>
          </table:table-cell>
          <table:table-cell office:value-type="string" calcext:value-type="string">
            <text:p>5_hambaALLAH</text:p>
          </table:table-cell>
          <table:table-cell table:formula="of:=VLOOKUP([.A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5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_2_hambaALLAH</text:p>
          </table:table-cell>
          <table:table-cell office:value-type="string" calcext:value-type="string">
            <text:p>6_hambaALLAH</text:p>
          </table:table-cell>
          <table:table-cell table:formula="of:=VLOOKUP([.A7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56</text:p>
          </table:table-cell>
          <table:table-cell table:number-columns-repeated="8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7_2_hambaALLAH</text:p>
          </table:table-cell>
          <table:table-cell office:value-type="string" calcext:value-type="string">
            <text:p>7_hambaALLAH</text:p>
          </table:table-cell>
          <table:table-cell table:formula="of:=VLOOKUP([.A8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57</text:p>
          </table:table-cell>
          <table:table-cell table:number-columns-repeated="8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8_2_hambaALLAH</text:p>
          </table:table-cell>
          <table:table-cell office:value-type="string" calcext:value-type="string">
            <text:p>8_hambaALLAH</text:p>
          </table:table-cell>
          <table:table-cell table:formula="of:=VLOOKUP([.A9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58</text:p>
          </table:table-cell>
          <table:table-cell table:number-columns-repeated="8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9_2_hambaALLAH</text:p>
          </table:table-cell>
          <table:table-cell office:value-type="string" calcext:value-type="string">
            <text:p>9_hambaALLAH</text:p>
          </table:table-cell>
          <table:table-cell table:formula="of:=VLOOKUP([.A1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5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_2_hambaALLAH</text:p>
          </table:table-cell>
          <table:table-cell office:value-type="string" calcext:value-type="string">
            <text:p>10_hambaALLAH</text:p>
          </table:table-cell>
          <table:table-cell table:formula="of:=VLOOKUP([.A11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50</text:p>
          </table:table-cell>
          <table:table-cell table:number-columns-repeated="8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11_2_hambaALLAH</text:p>
          </table:table-cell>
          <table:table-cell office:value-type="string" calcext:value-type="string">
            <text:p>11_hambaALLAH</text:p>
          </table:table-cell>
          <table:table-cell table:formula="of:=VLOOKUP([.A12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61</text:p>
          </table:table-cell>
          <table:table-cell table:number-columns-repeated="8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12_2_hambaALLAH</text:p>
          </table:table-cell>
          <table:table-cell office:value-type="string" calcext:value-type="string">
            <text:p>12_hambaALLAH</text:p>
          </table:table-cell>
          <table:table-cell table:formula="of:=VLOOKUP([.A1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62</text:p>
          </table:table-cell>
          <table:table-cell table:number-columns-repeated="8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13_2_hambaALLAH</text:p>
          </table:table-cell>
          <table:table-cell office:value-type="string" calcext:value-type="string">
            <text:p>13_hambaALLAH</text:p>
          </table:table-cell>
          <table:table-cell table:formula="of:=VLOOKUP([.A1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63</text:p>
          </table:table-cell>
          <table:table-cell table:number-columns-repeated="8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14_2_hambaALLAH</text:p>
          </table:table-cell>
          <table:table-cell office:value-type="string" calcext:value-type="string">
            <text:p>14_hambaALLAH</text:p>
          </table:table-cell>
          <table:table-cell table:formula="of:=VLOOKUP([.A1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6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_2_hambaALLAH</text:p>
          </table:table-cell>
          <table:table-cell office:value-type="string" calcext:value-type="string">
            <text:p>15_hambaALLAH</text:p>
          </table:table-cell>
          <table:table-cell table:formula="of:=VLOOKUP([.A16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65</text:p>
          </table:table-cell>
          <table:table-cell table:number-columns-repeated="8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16_2_hambaALLAH</text:p>
          </table:table-cell>
          <table:table-cell office:value-type="string" calcext:value-type="string">
            <text:p>16_hambaALLAH</text:p>
          </table:table-cell>
          <table:table-cell table:formula="of:=VLOOKUP([.A1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6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7_2_hambaALLAH</text:p>
          </table:table-cell>
          <table:table-cell office:value-type="string" calcext:value-type="string">
            <text:p>17_hambaALLAH</text:p>
          </table:table-cell>
          <table:table-cell table:formula="of:=VLOOKUP([.A18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67</text:p>
          </table:table-cell>
          <table:table-cell table:number-columns-repeated="8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18_2_hambaALLAH</text:p>
          </table:table-cell>
          <table:table-cell office:value-type="string" calcext:value-type="string">
            <text:p>18_hambaALLAH</text:p>
          </table:table-cell>
          <table:table-cell table:formula="of:=VLOOKUP([.A19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68</text:p>
          </table:table-cell>
          <table:table-cell table:number-columns-repeated="8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19_2_hambaALLAH</text:p>
          </table:table-cell>
          <table:table-cell office:value-type="string" calcext:value-type="string">
            <text:p>19_hambaALLAH</text:p>
          </table:table-cell>
          <table:table-cell table:formula="of:=VLOOKUP([.A2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6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_2_hambaALLAH</text:p>
          </table:table-cell>
          <table:table-cell office:value-type="string" calcext:value-type="string">
            <text:p>20_hambaALLAH</text:p>
          </table:table-cell>
          <table:table-cell table:formula="of:=VLOOKUP([.A21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60</text:p>
          </table:table-cell>
          <table:table-cell table:number-columns-repeated="8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21_2_hambaALLAH</text:p>
          </table:table-cell>
          <table:table-cell office:value-type="string" calcext:value-type="string">
            <text:p>21_hambaALLAH</text:p>
          </table:table-cell>
          <table:table-cell table:formula="of:=VLOOKUP([.A22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71</text:p>
          </table:table-cell>
          <table:table-cell table:number-columns-repeated="8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22_2_hambaALLAH</text:p>
          </table:table-cell>
          <table:table-cell office:value-type="string" calcext:value-type="string">
            <text:p>22_hambaALLAH</text:p>
          </table:table-cell>
          <table:table-cell table:formula="of:=VLOOKUP([.A2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7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3_2_hambaALLAH</text:p>
          </table:table-cell>
          <table:table-cell office:value-type="string" calcext:value-type="string">
            <text:p>23_hambaALLAH</text:p>
          </table:table-cell>
          <table:table-cell table:formula="of:=VLOOKUP([.A24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73</text:p>
          </table:table-cell>
          <table:table-cell table:number-columns-repeated="8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24_2_hambaALLAH</text:p>
          </table:table-cell>
          <table:table-cell office:value-type="string" calcext:value-type="string">
            <text:p>24_hambaALLAH</text:p>
          </table:table-cell>
          <table:table-cell table:formula="of:=VLOOKUP([.A2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7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5_2_hambaALLAH</text:p>
          </table:table-cell>
          <table:table-cell office:value-type="string" calcext:value-type="string">
            <text:p>25_hambaALLAH</text:p>
          </table:table-cell>
          <table:table-cell table:formula="of:=VLOOKUP([.A26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75</text:p>
          </table:table-cell>
          <table:table-cell table:number-columns-repeated="8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26_2_hambaALLAH</text:p>
          </table:table-cell>
          <table:table-cell office:value-type="string" calcext:value-type="string">
            <text:p>26_hambaALLAH</text:p>
          </table:table-cell>
          <table:table-cell table:formula="of:=VLOOKUP([.A2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76</text:p>
          </table:table-cell>
          <table:table-cell table:number-columns-repeated="8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27_2_hambaALLAH</text:p>
          </table:table-cell>
          <table:table-cell office:value-type="string" calcext:value-type="string">
            <text:p>27_hambaALLAH</text:p>
          </table:table-cell>
          <table:table-cell table:formula="of:=VLOOKUP([.A28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77</text:p>
          </table:table-cell>
          <table:table-cell table:number-columns-repeated="8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28_2_hambaALLAH</text:p>
          </table:table-cell>
          <table:table-cell office:value-type="string" calcext:value-type="string">
            <text:p>28_hambaALLAH</text:p>
          </table:table-cell>
          <table:table-cell table:formula="of:=VLOOKUP([.A29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78</text:p>
          </table:table-cell>
          <table:table-cell table:number-columns-repeated="8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29_2_hambaALLAH</text:p>
          </table:table-cell>
          <table:table-cell office:value-type="string" calcext:value-type="string">
            <text:p>29_hambaALLAH</text:p>
          </table:table-cell>
          <table:table-cell table:formula="of:=VLOOKUP([.A3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79</text:p>
          </table:table-cell>
          <table:table-cell table:number-columns-repeated="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30_2_hambaALLAH</text:p>
          </table:table-cell>
          <table:table-cell office:value-type="string" calcext:value-type="string">
            <text:p>30_hambaALLAH</text:p>
          </table:table-cell>
          <table:table-cell table:formula="of:=VLOOKUP([.A31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7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1_2_hambaALLAH</text:p>
          </table:table-cell>
          <table:table-cell office:value-type="string" calcext:value-type="string">
            <text:p>31_hambaALLAH</text:p>
          </table:table-cell>
          <table:table-cell table:formula="of:=VLOOKUP([.A32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8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2_2_hambaALLAH</text:p>
          </table:table-cell>
          <table:table-cell office:value-type="string" calcext:value-type="string">
            <text:p>32_hambaALLAH</text:p>
          </table:table-cell>
          <table:table-cell table:formula="of:=VLOOKUP([.A33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82</text:p>
          </table:table-cell>
          <table:table-cell table:number-columns-repeated="8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33_2_hambaALLAH</text:p>
          </table:table-cell>
          <table:table-cell office:value-type="string" calcext:value-type="string">
            <text:p>33_hambaALLAH</text:p>
          </table:table-cell>
          <table:table-cell table:formula="of:=VLOOKUP([.A3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83</text:p>
          </table:table-cell>
          <table:table-cell table:number-columns-repeated="8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34_2_hambaALLAH</text:p>
          </table:table-cell>
          <table:table-cell office:value-type="string" calcext:value-type="string">
            <text:p>34_hambaALLAH</text:p>
          </table:table-cell>
          <table:table-cell table:formula="of:=VLOOKUP([.A3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8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5_2_hambaALLAH</text:p>
          </table:table-cell>
          <table:table-cell office:value-type="string" calcext:value-type="string">
            <text:p>35_hambaALLAH</text:p>
          </table:table-cell>
          <table:table-cell table:formula="of:=VLOOKUP([.A36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85</text:p>
          </table:table-cell>
          <table:table-cell table:number-columns-repeated="8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36_2_hambaALLAH</text:p>
          </table:table-cell>
          <table:table-cell office:value-type="string" calcext:value-type="string">
            <text:p>36_hambaALLAH</text:p>
          </table:table-cell>
          <table:table-cell table:formula="of:=VLOOKUP([.A3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86</text:p>
          </table:table-cell>
          <table:table-cell table:number-columns-repeated="8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37_2_hambaALLAH</text:p>
          </table:table-cell>
          <table:table-cell office:value-type="string" calcext:value-type="string">
            <text:p>37_hambaALLAH</text:p>
          </table:table-cell>
          <table:table-cell table:formula="of:=VLOOKUP([.A38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87</text:p>
          </table:table-cell>
          <table:table-cell table:number-columns-repeated="8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38_2_hambaALLAH</text:p>
          </table:table-cell>
          <table:table-cell office:value-type="string" calcext:value-type="string">
            <text:p>38_hambaALLAH</text:p>
          </table:table-cell>
          <table:table-cell table:formula="of:=VLOOKUP([.A39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8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9_2_hambaALLAH</text:p>
          </table:table-cell>
          <table:table-cell office:value-type="string" calcext:value-type="string">
            <text:p>39_hambaALLAH</text:p>
          </table:table-cell>
          <table:table-cell table:formula="of:=VLOOKUP([.A40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8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0_2_hambaALLAH</text:p>
          </table:table-cell>
          <table:table-cell office:value-type="string" calcext:value-type="string">
            <text:p>40_hambaALLAH</text:p>
          </table:table-cell>
          <table:table-cell table:formula="of:=VLOOKUP([.A41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80</text:p>
          </table:table-cell>
          <table:table-cell table:number-columns-repeated="8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41_2_hambaALLAH</text:p>
          </table:table-cell>
          <table:table-cell office:value-type="string" calcext:value-type="string">
            <text:p>41_hambaALLAH</text:p>
          </table:table-cell>
          <table:table-cell table:formula="of:=VLOOKUP([.A42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91</text:p>
          </table:table-cell>
          <table:table-cell table:number-columns-repeated="8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42_2_hambaALLAH</text:p>
          </table:table-cell>
          <table:table-cell office:value-type="string" calcext:value-type="string">
            <text:p>42_hambaALLAH</text:p>
          </table:table-cell>
          <table:table-cell table:formula="of:=VLOOKUP([.A4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92</text:p>
          </table:table-cell>
          <table:table-cell table:number-columns-repeated="8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43_2_hambaALLAH</text:p>
          </table:table-cell>
          <table:table-cell office:value-type="string" calcext:value-type="string">
            <text:p>43_hambaALLAH</text:p>
          </table:table-cell>
          <table:table-cell table:formula="of:=VLOOKUP([.A4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93</text:p>
          </table:table-cell>
          <table:table-cell table:number-columns-repeated="8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44_2_hambaALLAH</text:p>
          </table:table-cell>
          <table:table-cell office:value-type="string" calcext:value-type="string">
            <text:p>44_hambaALLAH</text:p>
          </table:table-cell>
          <table:table-cell table:formula="of:=VLOOKUP([.A4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94</text:p>
          </table:table-cell>
          <table:table-cell table:number-columns-repeated="8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45_2_hambaALLAH</text:p>
          </table:table-cell>
          <table:table-cell office:value-type="string" calcext:value-type="string">
            <text:p>45_hambaALLAH</text:p>
          </table:table-cell>
          <table:table-cell table:formula="of:=VLOOKUP([.A4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95</text:p>
          </table:table-cell>
          <table:table-cell table:number-columns-repeated="8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46_2_hambaALLAH</text:p>
          </table:table-cell>
          <table:table-cell office:value-type="string" calcext:value-type="string">
            <text:p>46_hambaALLAH</text:p>
          </table:table-cell>
          <table:table-cell table:formula="of:=VLOOKUP([.A4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96</text:p>
          </table:table-cell>
          <table:table-cell table:number-columns-repeated="8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47_2_hambaALLAH</text:p>
          </table:table-cell>
          <table:table-cell office:value-type="string" calcext:value-type="string">
            <text:p>47_hambaALLAH</text:p>
          </table:table-cell>
          <table:table-cell table:formula="of:=VLOOKUP([.A48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97</text:p>
          </table:table-cell>
          <table:table-cell table:number-columns-repeated="8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48_2_hambaALLAH</text:p>
          </table:table-cell>
          <table:table-cell office:value-type="string" calcext:value-type="string">
            <text:p>48_hambaALLAH</text:p>
          </table:table-cell>
          <table:table-cell table:formula="of:=VLOOKUP([.A49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9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9_2_hambaALLAH</text:p>
          </table:table-cell>
          <table:table-cell office:value-type="string" calcext:value-type="string">
            <text:p>49_hambaALLAH</text:p>
          </table:table-cell>
          <table:table-cell table:formula="of:=VLOOKUP([.A50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99</text:p>
          </table:table-cell>
          <table:table-cell table:number-columns-repeated="8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50_2_hambaALLAH</text:p>
          </table:table-cell>
          <table:table-cell office:value-type="string" calcext:value-type="string">
            <text:p>50_hambaALLAH</text:p>
          </table:table-cell>
          <table:table-cell table:formula="of:=VLOOKUP([.A51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90</text:p>
          </table:table-cell>
          <table:table-cell table:number-columns-repeated="8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51_2_hambaALLAH</text:p>
          </table:table-cell>
          <table:table-cell office:value-type="string" calcext:value-type="string">
            <text:p>51_hambaALLAH</text:p>
          </table:table-cell>
          <table:table-cell table:formula="of:=VLOOKUP([.A52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01</text:p>
          </table:table-cell>
          <table:table-cell table:number-columns-repeated="8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52_2_hambaALLAH</text:p>
          </table:table-cell>
          <table:table-cell office:value-type="string" calcext:value-type="string">
            <text:p>52_hambaALLAH</text:p>
          </table:table-cell>
          <table:table-cell table:formula="of:=VLOOKUP([.A5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02</text:p>
          </table:table-cell>
          <table:table-cell table:number-columns-repeated="8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53_2_hambaALLAH</text:p>
          </table:table-cell>
          <table:table-cell office:value-type="string" calcext:value-type="string">
            <text:p>53_hambaALLAH</text:p>
          </table:table-cell>
          <table:table-cell table:formula="of:=VLOOKUP([.A5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03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54_2_hambaALLAH</text:p>
          </table:table-cell>
          <table:table-cell office:value-type="string" calcext:value-type="string">
            <text:p>54_hambaALLAH</text:p>
          </table:table-cell>
          <table:table-cell table:formula="of:=VLOOKUP([.A5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04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55_2_hambaALLAH</text:p>
          </table:table-cell>
          <table:table-cell office:value-type="string" calcext:value-type="string">
            <text:p>55_hambaALLAH</text:p>
          </table:table-cell>
          <table:table-cell table:formula="of:=VLOOKUP([.A5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05</text:p>
          </table:table-cell>
          <table:table-cell table:number-columns-repeated="8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56_2_hambaALLAH</text:p>
          </table:table-cell>
          <table:table-cell office:value-type="string" calcext:value-type="string">
            <text:p>56_hambaALLAH</text:p>
          </table:table-cell>
          <table:table-cell table:formula="of:=VLOOKUP([.A5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0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7_2_hambaALLAH</text:p>
          </table:table-cell>
          <table:table-cell office:value-type="string" calcext:value-type="string">
            <text:p>57_hambaALLAH</text:p>
          </table:table-cell>
          <table:table-cell table:formula="of:=VLOOKUP([.A58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07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58_2_hambaALLAH</text:p>
          </table:table-cell>
          <table:table-cell office:value-type="string" calcext:value-type="string">
            <text:p>58_hambaALLAH</text:p>
          </table:table-cell>
          <table:table-cell table:formula="of:=VLOOKUP([.A59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08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59_2_hambaALLAH</text:p>
          </table:table-cell>
          <table:table-cell office:value-type="string" calcext:value-type="string">
            <text:p>59_hambaALLAH</text:p>
          </table:table-cell>
          <table:table-cell table:formula="of:=VLOOKUP([.A6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09</text:p>
          </table:table-cell>
          <table:table-cell table:number-columns-repeated="8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60_2_hambaALLAH</text:p>
          </table:table-cell>
          <table:table-cell office:value-type="string" calcext:value-type="string">
            <text:p>60_hambaALLAH</text:p>
          </table:table-cell>
          <table:table-cell table:formula="of:=VLOOKUP([.A61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0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61_2_hambaALLAH</text:p>
          </table:table-cell>
          <table:table-cell office:value-type="string" calcext:value-type="string">
            <text:p>61_hambaALLAH</text:p>
          </table:table-cell>
          <table:table-cell table:formula="of:=VLOOKUP([.A62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11</text:p>
          </table:table-cell>
          <table:table-cell table:number-columns-repeated="8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62_2_hambaALLAH</text:p>
          </table:table-cell>
          <table:table-cell office:value-type="string" calcext:value-type="string">
            <text:p>62_hambaALLAH</text:p>
          </table:table-cell>
          <table:table-cell table:formula="of:=VLOOKUP([.A6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12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63_2_hambaALLAH</text:p>
          </table:table-cell>
          <table:table-cell office:value-type="string" calcext:value-type="string">
            <text:p>63_hambaALLAH</text:p>
          </table:table-cell>
          <table:table-cell table:formula="of:=VLOOKUP([.A6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1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64_2_hambaALLAH</text:p>
          </table:table-cell>
          <table:table-cell office:value-type="string" calcext:value-type="string">
            <text:p>64_hambaALLAH</text:p>
          </table:table-cell>
          <table:table-cell table:formula="of:=VLOOKUP([.A65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14</text:p>
          </table:table-cell>
          <table:table-cell table:number-columns-repeated="8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65_2_hambaALLAH</text:p>
          </table:table-cell>
          <table:table-cell office:value-type="string" calcext:value-type="string">
            <text:p>65_hambaALLAH</text:p>
          </table:table-cell>
          <table:table-cell table:formula="of:=VLOOKUP([.A6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15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66_2_hambaALLAH</text:p>
          </table:table-cell>
          <table:table-cell office:value-type="string" calcext:value-type="string">
            <text:p>66_hambaALLAH</text:p>
          </table:table-cell>
          <table:table-cell table:formula="of:=VLOOKUP([.A6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16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67_2_hambaALLAH</text:p>
          </table:table-cell>
          <table:table-cell office:value-type="string" calcext:value-type="string">
            <text:p>67_hambaALLAH</text:p>
          </table:table-cell>
          <table:table-cell table:formula="of:=VLOOKUP([.A68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1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8_2_hambaALLAH</text:p>
          </table:table-cell>
          <table:table-cell office:value-type="string" calcext:value-type="string">
            <text:p>68_hambaALLAH</text:p>
          </table:table-cell>
          <table:table-cell table:formula="of:=VLOOKUP([.A69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18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69_2_hambaALLAH</text:p>
          </table:table-cell>
          <table:table-cell office:value-type="string" calcext:value-type="string">
            <text:p>69_hambaALLAH</text:p>
          </table:table-cell>
          <table:table-cell table:formula="of:=VLOOKUP([.A7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19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70_2_hambaALLAH</text:p>
          </table:table-cell>
          <table:table-cell office:value-type="string" calcext:value-type="string">
            <text:p>70_hambaALLAH</text:p>
          </table:table-cell>
          <table:table-cell table:formula="of:=VLOOKUP([.A71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10</text:p>
          </table:table-cell>
          <table:table-cell table:number-columns-repeated="8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71_2_hambaALLAH</text:p>
          </table:table-cell>
          <table:table-cell office:value-type="string" calcext:value-type="string">
            <text:p>71_hambaALLAH</text:p>
          </table:table-cell>
          <table:table-cell table:formula="of:=VLOOKUP([.A72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21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72_2_hambaALLAH</text:p>
          </table:table-cell>
          <table:table-cell office:value-type="string" calcext:value-type="string">
            <text:p>72_hambaALLAH</text:p>
          </table:table-cell>
          <table:table-cell table:formula="of:=VLOOKUP([.A7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22</text:p>
          </table:table-cell>
          <table:table-cell table:number-columns-repeated="8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73_2_hambaALLAH</text:p>
          </table:table-cell>
          <table:table-cell office:value-type="string" calcext:value-type="string">
            <text:p>73_hambaALLAH</text:p>
          </table:table-cell>
          <table:table-cell table:formula="of:=VLOOKUP([.A7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23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74_2_hambaALLAH</text:p>
          </table:table-cell>
          <table:table-cell office:value-type="string" calcext:value-type="string">
            <text:p>74_hambaALLAH</text:p>
          </table:table-cell>
          <table:table-cell table:formula="of:=VLOOKUP([.A7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24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75_2_hambaALLAH</text:p>
          </table:table-cell>
          <table:table-cell office:value-type="string" calcext:value-type="string">
            <text:p>75_hambaALLAH</text:p>
          </table:table-cell>
          <table:table-cell table:formula="of:=VLOOKUP([.A76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25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76_2_hambaALLAH</text:p>
          </table:table-cell>
          <table:table-cell office:value-type="string" calcext:value-type="string">
            <text:p>76_hambaALLAH</text:p>
          </table:table-cell>
          <table:table-cell table:formula="of:=VLOOKUP([.A7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26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77_2_hambaALLAH</text:p>
          </table:table-cell>
          <table:table-cell office:value-type="string" calcext:value-type="string">
            <text:p>77_hambaALLAH</text:p>
          </table:table-cell>
          <table:table-cell table:formula="of:=VLOOKUP([.A78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27</text:p>
          </table:table-cell>
          <table:table-cell table:number-columns-repeated="8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78_2_hambaALLAH</text:p>
          </table:table-cell>
          <table:table-cell office:value-type="string" calcext:value-type="string">
            <text:p>78_hambaALLAH</text:p>
          </table:table-cell>
          <table:table-cell table:formula="of:=VLOOKUP([.A79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28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79_2_hambaALLAH</text:p>
          </table:table-cell>
          <table:table-cell office:value-type="string" calcext:value-type="string">
            <text:p>79_hambaALLAH</text:p>
          </table:table-cell>
          <table:table-cell table:formula="of:=VLOOKUP([.A80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2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0_2_hambaALLAH</text:p>
          </table:table-cell>
          <table:table-cell office:value-type="string" calcext:value-type="string">
            <text:p>80_hambaALLAH</text:p>
          </table:table-cell>
          <table:table-cell table:formula="of:=VLOOKUP([.A81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52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81_2_hambaALLAH</text:p>
          </table:table-cell>
          <table:table-cell office:value-type="string" calcext:value-type="string">
            <text:p>81_hambaALLAH</text:p>
          </table:table-cell>
          <table:table-cell table:formula="of:=VLOOKUP([.A82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31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82_2_hambaALLAH</text:p>
          </table:table-cell>
          <table:table-cell office:value-type="string" calcext:value-type="string">
            <text:p>82_hambaALLAH</text:p>
          </table:table-cell>
          <table:table-cell table:formula="of:=VLOOKUP([.A8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32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83_2_hambaALLAH</text:p>
          </table:table-cell>
          <table:table-cell office:value-type="string" calcext:value-type="string">
            <text:p>83_hambaALLAH</text:p>
          </table:table-cell>
          <table:table-cell table:formula="of:=VLOOKUP([.A8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33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84_2_hambaALLAH</text:p>
          </table:table-cell>
          <table:table-cell office:value-type="string" calcext:value-type="string">
            <text:p>84_hambaALLAH</text:p>
          </table:table-cell>
          <table:table-cell table:formula="of:=VLOOKUP([.A8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34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85_2_hambaALLAH</text:p>
          </table:table-cell>
          <table:table-cell office:value-type="string" calcext:value-type="string">
            <text:p>85_hambaALLAH</text:p>
          </table:table-cell>
          <table:table-cell table:formula="of:=VLOOKUP([.A8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35</text:p>
          </table:table-cell>
          <table:table-cell table:number-columns-repeated="8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86_2_hambaALLAH</text:p>
          </table:table-cell>
          <table:table-cell office:value-type="string" calcext:value-type="string">
            <text:p>86_hambaALLAH</text:p>
          </table:table-cell>
          <table:table-cell table:formula="of:=VLOOKUP([.A8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36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87_2_hambaALLAH</text:p>
          </table:table-cell>
          <table:table-cell office:value-type="string" calcext:value-type="string">
            <text:p>87_hambaALLAH</text:p>
          </table:table-cell>
          <table:table-cell table:formula="of:=VLOOKUP([.A88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37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88_2_hambaALLAH</text:p>
          </table:table-cell>
          <table:table-cell office:value-type="string" calcext:value-type="string">
            <text:p>88_hambaALLAH</text:p>
          </table:table-cell>
          <table:table-cell table:formula="of:=VLOOKUP([.A89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38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89_2_hambaALLAH</text:p>
          </table:table-cell>
          <table:table-cell office:value-type="string" calcext:value-type="string">
            <text:p>89_hambaALLAH</text:p>
          </table:table-cell>
          <table:table-cell table:formula="of:=VLOOKUP([.A9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39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90_2_hambaALLAH</text:p>
          </table:table-cell>
          <table:table-cell office:value-type="string" calcext:value-type="string">
            <text:p>90_hambaALLAH</text:p>
          </table:table-cell>
          <table:table-cell table:formula="of:=VLOOKUP([.A91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3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91_2_hambaALLAH</text:p>
          </table:table-cell>
          <table:table-cell office:value-type="string" calcext:value-type="string">
            <text:p>91_hambaALLAH</text:p>
          </table:table-cell>
          <table:table-cell table:formula="of:=VLOOKUP([.A92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41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92_2_hambaALLAH</text:p>
          </table:table-cell>
          <table:table-cell office:value-type="string" calcext:value-type="string">
            <text:p>92_hambaALLAH</text:p>
          </table:table-cell>
          <table:table-cell table:formula="of:=VLOOKUP([.A9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42</text:p>
          </table:table-cell>
          <table:table-cell table:number-columns-repeated="8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93_2_hambaALLAH</text:p>
          </table:table-cell>
          <table:table-cell office:value-type="string" calcext:value-type="string">
            <text:p>93_hambaALLAH</text:p>
          </table:table-cell>
          <table:table-cell table:formula="of:=VLOOKUP([.A9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43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94_2_hambaALLAH</text:p>
          </table:table-cell>
          <table:table-cell office:value-type="string" calcext:value-type="string">
            <text:p>94_hambaALLAH</text:p>
          </table:table-cell>
          <table:table-cell table:formula="of:=VLOOKUP([.A9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44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95_2_hambaALLAH</text:p>
          </table:table-cell>
          <table:table-cell office:value-type="string" calcext:value-type="string">
            <text:p>95_hambaALLAH</text:p>
          </table:table-cell>
          <table:table-cell table:formula="of:=VLOOKUP([.A9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45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96_2_hambaALLAH</text:p>
          </table:table-cell>
          <table:table-cell office:value-type="string" calcext:value-type="string">
            <text:p>96_hambaALLAH</text:p>
          </table:table-cell>
          <table:table-cell table:formula="of:=VLOOKUP([.A9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46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97_2_hambaALLAH</text:p>
          </table:table-cell>
          <table:table-cell office:value-type="string" calcext:value-type="string">
            <text:p>97_hambaALLAH</text:p>
          </table:table-cell>
          <table:table-cell table:formula="of:=VLOOKUP([.A98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47</text:p>
          </table:table-cell>
          <table:table-cell table:number-columns-repeated="8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98_2_hambaALLAH</text:p>
          </table:table-cell>
          <table:table-cell office:value-type="string" calcext:value-type="string">
            <text:p>98_hambaALLAH</text:p>
          </table:table-cell>
          <table:table-cell table:formula="of:=VLOOKUP([.A99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48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99_2_hambaALLAH</text:p>
          </table:table-cell>
          <table:table-cell office:value-type="string" calcext:value-type="string">
            <text:p>99_hambaALLAH</text:p>
          </table:table-cell>
          <table:table-cell table:formula="of:=VLOOKUP([.A10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49</text:p>
          </table:table-cell>
          <table:table-cell table:number-columns-repeated="8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100_2_hambaALLAH</text:p>
          </table:table-cell>
          <table:table-cell office:value-type="string" calcext:value-type="string">
            <text:p>100_hambaALLAH</text:p>
          </table:table-cell>
          <table:table-cell table:formula="of:=VLOOKUP([.A101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540</text:p>
          </table:table-cell>
          <table:table-cell table:number-columns-repeated="8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101_2_hambaALLAH</text:p>
          </table:table-cell>
          <table:table-cell office:value-type="string" calcext:value-type="string">
            <text:p>101_hambaALLAH</text:p>
          </table:table-cell>
          <table:table-cell table:formula="of:=VLOOKUP([.A102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51</text:p>
          </table:table-cell>
          <table:table-cell table:number-columns-repeated="8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102_2_hambaALLAH</text:p>
          </table:table-cell>
          <table:table-cell office:value-type="string" calcext:value-type="string">
            <text:p>102_hambaALLAH</text:p>
          </table:table-cell>
          <table:table-cell table:formula="of:=VLOOKUP([.A10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52</text:p>
          </table:table-cell>
          <table:table-cell table:number-columns-repeated="8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103_2_hambaALLAH</text:p>
          </table:table-cell>
          <table:table-cell office:value-type="string" calcext:value-type="string">
            <text:p>103_hambaALLAH</text:p>
          </table:table-cell>
          <table:table-cell table:formula="of:=VLOOKUP([.A10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53</text:p>
          </table:table-cell>
          <table:table-cell table:number-columns-repeated="8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104_2_hambaALLAH</text:p>
          </table:table-cell>
          <table:table-cell office:value-type="string" calcext:value-type="string">
            <text:p>104_hambaALLAH</text:p>
          </table:table-cell>
          <table:table-cell table:formula="of:=VLOOKUP([.A10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54</text:p>
          </table:table-cell>
          <table:table-cell table:number-columns-repeated="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105_2_hambaALLAH</text:p>
          </table:table-cell>
          <table:table-cell office:value-type="string" calcext:value-type="string">
            <text:p>105_hambaALLAH</text:p>
          </table:table-cell>
          <table:table-cell table:formula="of:=VLOOKUP([.A10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55</text:p>
          </table:table-cell>
          <table:table-cell table:number-columns-repeated="8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106_2_hambaALLAH</text:p>
          </table:table-cell>
          <table:table-cell office:value-type="string" calcext:value-type="string">
            <text:p>106_hambaALLAH</text:p>
          </table:table-cell>
          <table:table-cell table:formula="of:=VLOOKUP([.A10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56</text:p>
          </table:table-cell>
          <table:table-cell table:number-columns-repeated="8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107_2_hambaALLAH</text:p>
          </table:table-cell>
          <table:table-cell office:value-type="string" calcext:value-type="string">
            <text:p>107_hambaALLAH</text:p>
          </table:table-cell>
          <table:table-cell table:formula="of:=VLOOKUP([.A108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57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8_2_hambaALLAH</text:p>
          </table:table-cell>
          <table:table-cell office:value-type="string" calcext:value-type="string">
            <text:p>108_hambaALLAH</text:p>
          </table:table-cell>
          <table:table-cell table:formula="of:=VLOOKUP([.A109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58</text:p>
          </table:table-cell>
          <table:table-cell table:number-columns-repeated="8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109_2_hambaALLAH</text:p>
          </table:table-cell>
          <table:table-cell office:value-type="string" calcext:value-type="string">
            <text:p>109_hambaALLAH</text:p>
          </table:table-cell>
          <table:table-cell table:formula="of:=VLOOKUP([.A11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59</text:p>
          </table:table-cell>
          <table:table-cell table:number-columns-repeated="8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110_2_hambaALLAH</text:p>
          </table:table-cell>
          <table:table-cell office:value-type="string" calcext:value-type="string">
            <text:p>110_hambaALLAH</text:p>
          </table:table-cell>
          <table:table-cell table:formula="of:=VLOOKUP([.A111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5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11_2_hambaALLAH</text:p>
          </table:table-cell>
          <table:table-cell office:value-type="string" calcext:value-type="string">
            <text:p>111_hambaALLAH</text:p>
          </table:table-cell>
          <table:table-cell table:formula="of:=VLOOKUP([.A112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61</text:p>
          </table:table-cell>
          <table:table-cell table:number-columns-repeated="8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112_2_hambaALLAH</text:p>
          </table:table-cell>
          <table:table-cell office:value-type="string" calcext:value-type="string">
            <text:p>112_hambaALLAH</text:p>
          </table:table-cell>
          <table:table-cell table:formula="of:=VLOOKUP([.A11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62</text:p>
          </table:table-cell>
          <table:table-cell table:number-columns-repeated="8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113_2_hambaALLAH</text:p>
          </table:table-cell>
          <table:table-cell office:value-type="string" calcext:value-type="string">
            <text:p>113_hambaALLAH</text:p>
          </table:table-cell>
          <table:table-cell table:formula="of:=VLOOKUP([.A11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63</text:p>
          </table:table-cell>
          <table:table-cell table:number-columns-repeated="8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114_2_hambaALLAH</text:p>
          </table:table-cell>
          <table:table-cell office:value-type="string" calcext:value-type="string">
            <text:p>114_hambaALLAH</text:p>
          </table:table-cell>
          <table:table-cell table:formula="of:=VLOOKUP([.A11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6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15_2_hambaALLAH</text:p>
          </table:table-cell>
          <table:table-cell office:value-type="string" calcext:value-type="string">
            <text:p>115_hambaALLAH</text:p>
          </table:table-cell>
          <table:table-cell table:formula="of:=VLOOKUP([.A116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65</text:p>
          </table:table-cell>
          <table:table-cell table:number-columns-repeated="8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116_2_hambaALLAH</text:p>
          </table:table-cell>
          <table:table-cell office:value-type="string" calcext:value-type="string">
            <text:p>116_hambaALLAH</text:p>
          </table:table-cell>
          <table:table-cell table:formula="of:=VLOOKUP([.A11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66</text:p>
          </table:table-cell>
          <table:table-cell table:number-columns-repeated="8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117_2_hambaALLAH</text:p>
          </table:table-cell>
          <table:table-cell office:value-type="string" calcext:value-type="string">
            <text:p>117_hambaALLAH</text:p>
          </table:table-cell>
          <table:table-cell table:formula="of:=VLOOKUP([.A118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67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18_2_hambaALLAH</text:p>
          </table:table-cell>
          <table:table-cell office:value-type="string" calcext:value-type="string">
            <text:p>118_hambaALLAH</text:p>
          </table:table-cell>
          <table:table-cell table:formula="of:=VLOOKUP([.A119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68</text:p>
          </table:table-cell>
          <table:table-cell table:number-columns-repeated="8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119_2_hambaALLAH</text:p>
          </table:table-cell>
          <table:table-cell office:value-type="string" calcext:value-type="string">
            <text:p>119_hambaALLAH</text:p>
          </table:table-cell>
          <table:table-cell table:formula="of:=VLOOKUP([.A12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69</text:p>
          </table:table-cell>
          <table:table-cell table:number-columns-repeated="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120_2_hambaALLAH</text:p>
          </table:table-cell>
          <table:table-cell office:value-type="string" calcext:value-type="string">
            <text:p>120_hambaALLAH</text:p>
          </table:table-cell>
          <table:table-cell table:formula="of:=VLOOKUP([.A121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60</text:p>
          </table:table-cell>
          <table:table-cell table:number-columns-repeated="8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121_2_hambaALLAH</text:p>
          </table:table-cell>
          <table:table-cell office:value-type="string" calcext:value-type="string">
            <text:p>121_hambaALLAH</text:p>
          </table:table-cell>
          <table:table-cell table:formula="of:=VLOOKUP([.A122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71</text:p>
          </table:table-cell>
          <table:table-cell table:number-columns-repeated="8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122_2_hambaALLAH</text:p>
          </table:table-cell>
          <table:table-cell office:value-type="string" calcext:value-type="string">
            <text:p>122_hambaALLAH</text:p>
          </table:table-cell>
          <table:table-cell table:formula="of:=VLOOKUP([.A12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72</text:p>
          </table:table-cell>
          <table:table-cell table:number-columns-repeated="8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123_2_hambaALLAH</text:p>
          </table:table-cell>
          <table:table-cell office:value-type="string" calcext:value-type="string">
            <text:p>123_hambaALLAH</text:p>
          </table:table-cell>
          <table:table-cell table:formula="of:=VLOOKUP([.A12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73</text:p>
          </table:table-cell>
          <table:table-cell table:number-columns-repeated="8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124_2_hambaALLAH</text:p>
          </table:table-cell>
          <table:table-cell office:value-type="string" calcext:value-type="string">
            <text:p>124_hambaALLAH</text:p>
          </table:table-cell>
          <table:table-cell table:formula="of:=VLOOKUP([.A12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74</text:p>
          </table:table-cell>
          <table:table-cell table:number-columns-repeated="8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125_2_hambaALLAH</text:p>
          </table:table-cell>
          <table:table-cell office:value-type="string" calcext:value-type="string">
            <text:p>125_hambaALLAH</text:p>
          </table:table-cell>
          <table:table-cell table:formula="of:=VLOOKUP([.A12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7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26_2_hambaALLAH</text:p>
          </table:table-cell>
          <table:table-cell office:value-type="string" calcext:value-type="string">
            <text:p>126_hambaALLAH</text:p>
          </table:table-cell>
          <table:table-cell table:formula="of:=VLOOKUP([.A127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76</text:p>
          </table:table-cell>
          <table:table-cell table:number-columns-repeated="8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127_2_hambaALLAH</text:p>
          </table:table-cell>
          <table:table-cell office:value-type="string" calcext:value-type="string">
            <text:p>127_hambaALLAH</text:p>
          </table:table-cell>
          <table:table-cell table:formula="of:=VLOOKUP([.A128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77</text:p>
          </table:table-cell>
          <table:table-cell table:number-columns-repeated="8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128_2_hambaALLAH</text:p>
          </table:table-cell>
          <table:table-cell office:value-type="string" calcext:value-type="string">
            <text:p>128_hambaALLAH</text:p>
          </table:table-cell>
          <table:table-cell table:formula="of:=VLOOKUP([.A129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78</text:p>
          </table:table-cell>
          <table:table-cell table:number-columns-repeated="8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129_2_hambaALLAH</text:p>
          </table:table-cell>
          <table:table-cell office:value-type="string" calcext:value-type="string">
            <text:p>129_hambaALLAH</text:p>
          </table:table-cell>
          <table:table-cell table:formula="of:=VLOOKUP([.A13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79</text:p>
          </table:table-cell>
          <table:table-cell table:number-columns-repeated="8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130_2_hambaALLAH</text:p>
          </table:table-cell>
          <table:table-cell office:value-type="string" calcext:value-type="string">
            <text:p>130_hambaALLAH</text:p>
          </table:table-cell>
          <table:table-cell table:formula="of:=VLOOKUP([.A131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70</text:p>
          </table:table-cell>
          <table:table-cell table:number-columns-repeated="8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131_2_hambaALLAH</text:p>
          </table:table-cell>
          <table:table-cell office:value-type="string" calcext:value-type="string">
            <text:p>131_hambaALLAH</text:p>
          </table:table-cell>
          <table:table-cell table:formula="of:=VLOOKUP([.A132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81</text:p>
          </table:table-cell>
          <table:table-cell table:number-columns-repeated="8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132_2_hambaALLAH</text:p>
          </table:table-cell>
          <table:table-cell office:value-type="string" calcext:value-type="string">
            <text:p>132_hambaALLAH</text:p>
          </table:table-cell>
          <table:table-cell table:formula="of:=VLOOKUP([.A13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82</text:p>
          </table:table-cell>
          <table:table-cell table:number-columns-repeated="8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133_2_hambaALLAH</text:p>
          </table:table-cell>
          <table:table-cell office:value-type="string" calcext:value-type="string">
            <text:p>133_hambaALLAH</text:p>
          </table:table-cell>
          <table:table-cell table:formula="of:=VLOOKUP([.A13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83</text:p>
          </table:table-cell>
          <table:table-cell table:number-columns-repeated="8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134_2_hambaALLAH</text:p>
          </table:table-cell>
          <table:table-cell office:value-type="string" calcext:value-type="string">
            <text:p>134_hambaALLAH</text:p>
          </table:table-cell>
          <table:table-cell table:formula="of:=VLOOKUP([.A13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84</text:p>
          </table:table-cell>
          <table:table-cell table:number-columns-repeated="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135_2_hambaALLAH</text:p>
          </table:table-cell>
          <table:table-cell office:value-type="string" calcext:value-type="string">
            <text:p>135_hambaALLAH</text:p>
          </table:table-cell>
          <table:table-cell table:formula="of:=VLOOKUP([.A13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85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36_2_hambaALLAH</text:p>
          </table:table-cell>
          <table:table-cell office:value-type="string" calcext:value-type="string">
            <text:p>136_hambaALLAH</text:p>
          </table:table-cell>
          <table:table-cell table:formula="of:=VLOOKUP([.A137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86</text:p>
          </table:table-cell>
          <table:table-cell table:number-columns-repeated="8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137_2_hambaALLAH</text:p>
          </table:table-cell>
          <table:table-cell office:value-type="string" calcext:value-type="string">
            <text:p>137_hambaALLAH</text:p>
          </table:table-cell>
          <table:table-cell table:formula="of:=VLOOKUP([.A138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87</text:p>
          </table:table-cell>
          <table:table-cell table:number-columns-repeated="8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138_2_hambaALLAH</text:p>
          </table:table-cell>
          <table:table-cell office:value-type="string" calcext:value-type="string">
            <text:p>138_hambaALLAH</text:p>
          </table:table-cell>
          <table:table-cell table:formula="of:=VLOOKUP([.A139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88</text:p>
          </table:table-cell>
          <table:table-cell table:number-columns-repeated="8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139_2_hambaALLAH</text:p>
          </table:table-cell>
          <table:table-cell office:value-type="string" calcext:value-type="string">
            <text:p>139_hambaALLAH</text:p>
          </table:table-cell>
          <table:table-cell table:formula="of:=VLOOKUP([.A14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89</text:p>
          </table:table-cell>
          <table:table-cell table:number-columns-repeated="8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140_2_hambaALLAH</text:p>
          </table:table-cell>
          <table:table-cell office:value-type="string" calcext:value-type="string">
            <text:p>140_hambaALLAH</text:p>
          </table:table-cell>
          <table:table-cell table:formula="of:=VLOOKUP([.A141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80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41_2_hambaALLAH</text:p>
          </table:table-cell>
          <table:table-cell office:value-type="string" calcext:value-type="string">
            <text:p>141_hambaALLAH</text:p>
          </table:table-cell>
          <table:table-cell table:formula="of:=VLOOKUP([.A142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91</text:p>
          </table:table-cell>
          <table:table-cell table:number-columns-repeated="8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142_2_hambaALLAH</text:p>
          </table:table-cell>
          <table:table-cell office:value-type="string" calcext:value-type="string">
            <text:p>142_hambaALLAH</text:p>
          </table:table-cell>
          <table:table-cell table:formula="of:=VLOOKUP([.A14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92</text:p>
          </table:table-cell>
          <table:table-cell table:number-columns-repeated="8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143_2_hambaALLAH</text:p>
          </table:table-cell>
          <table:table-cell office:value-type="string" calcext:value-type="string">
            <text:p>143_hambaALLAH</text:p>
          </table:table-cell>
          <table:table-cell table:formula="of:=VLOOKUP([.A14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93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44_2_hambaALLAH</text:p>
          </table:table-cell>
          <table:table-cell office:value-type="string" calcext:value-type="string">
            <text:p>144_hambaALLAH</text:p>
          </table:table-cell>
          <table:table-cell table:formula="of:=VLOOKUP([.A145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94</text:p>
          </table:table-cell>
          <table:table-cell table:number-columns-repeated="8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145_2_hambaALLAH</text:p>
          </table:table-cell>
          <table:table-cell office:value-type="string" calcext:value-type="string">
            <text:p>145_hambaALLAH</text:p>
          </table:table-cell>
          <table:table-cell table:formula="of:=VLOOKUP([.A14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95</text:p>
          </table:table-cell>
          <table:table-cell table:number-columns-repeated="8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146_2_hambaALLAH</text:p>
          </table:table-cell>
          <table:table-cell office:value-type="string" calcext:value-type="string">
            <text:p>146_hambaALLAH</text:p>
          </table:table-cell>
          <table:table-cell table:formula="of:=VLOOKUP([.A14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96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47_2_hambaALLAH</text:p>
          </table:table-cell>
          <table:table-cell office:value-type="string" calcext:value-type="string">
            <text:p>147_hambaALLAH</text:p>
          </table:table-cell>
          <table:table-cell table:formula="of:=VLOOKUP([.A148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97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48_2_hambaALLAH</text:p>
          </table:table-cell>
          <table:table-cell office:value-type="string" calcext:value-type="string">
            <text:p>148_hambaALLAH</text:p>
          </table:table-cell>
          <table:table-cell table:formula="of:=VLOOKUP([.A149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98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49_2_hambaALLAH</text:p>
          </table:table-cell>
          <table:table-cell office:value-type="string" calcext:value-type="string">
            <text:p>149_hambaALLAH</text:p>
          </table:table-cell>
          <table:table-cell table:formula="of:=VLOOKUP([.A150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99</text:p>
          </table:table-cell>
          <table:table-cell table:number-columns-repeated="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50_2_hambaALLAH</text:p>
          </table:table-cell>
          <table:table-cell office:value-type="string" calcext:value-type="string">
            <text:p>150_hambaALLAH</text:p>
          </table:table-cell>
          <table:table-cell table:formula="of:=VLOOKUP([.A151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90</text:p>
          </table:table-cell>
          <table:table-cell table:number-columns-repeated="8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151_2_hambaALLAH</text:p>
          </table:table-cell>
          <table:table-cell office:value-type="string" calcext:value-type="string">
            <text:p>151_hambaALLAH</text:p>
          </table:table-cell>
          <table:table-cell table:formula="of:=VLOOKUP([.A152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01</text:p>
          </table:table-cell>
          <table:table-cell table:number-columns-repeated="8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152_2_hambaALLAH</text:p>
          </table:table-cell>
          <table:table-cell office:value-type="string" calcext:value-type="string">
            <text:p>152_hambaALLAH</text:p>
          </table:table-cell>
          <table:table-cell table:formula="of:=VLOOKUP([.A15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02</text:p>
          </table:table-cell>
          <table:table-cell table:number-columns-repeated="8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153_2_hambaALLAH</text:p>
          </table:table-cell>
          <table:table-cell office:value-type="string" calcext:value-type="string">
            <text:p>153_hambaALLAH</text:p>
          </table:table-cell>
          <table:table-cell table:formula="of:=VLOOKUP([.A15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03</text:p>
          </table:table-cell>
          <table:table-cell table:number-columns-repeated="8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154_2_hambaALLAH</text:p>
          </table:table-cell>
          <table:table-cell office:value-type="string" calcext:value-type="string">
            <text:p>154_hambaALLAH</text:p>
          </table:table-cell>
          <table:table-cell table:formula="of:=VLOOKUP([.A15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04</text:p>
          </table:table-cell>
          <table:table-cell table:number-columns-repeated="8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155_2_hambaALLAH</text:p>
          </table:table-cell>
          <table:table-cell office:value-type="string" calcext:value-type="string">
            <text:p>155_hambaALLAH</text:p>
          </table:table-cell>
          <table:table-cell table:formula="of:=VLOOKUP([.A15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05</text:p>
          </table:table-cell>
          <table:table-cell table:number-columns-repeated="8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156_2_hambaALLAH</text:p>
          </table:table-cell>
          <table:table-cell office:value-type="string" calcext:value-type="string">
            <text:p>156_hambaALLAH</text:p>
          </table:table-cell>
          <table:table-cell table:formula="of:=VLOOKUP([.A15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06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57_2_hambaALLAH</text:p>
          </table:table-cell>
          <table:table-cell office:value-type="string" calcext:value-type="string">
            <text:p>157_hambaALLAH</text:p>
          </table:table-cell>
          <table:table-cell table:formula="of:=VLOOKUP([.A158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07</text:p>
          </table:table-cell>
          <table:table-cell table:number-columns-repeated="8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158_2_hambaALLAH</text:p>
          </table:table-cell>
          <table:table-cell office:value-type="string" calcext:value-type="string">
            <text:p>158_hambaALLAH</text:p>
          </table:table-cell>
          <table:table-cell table:formula="of:=VLOOKUP([.A159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08</text:p>
          </table:table-cell>
          <table:table-cell table:number-columns-repeated="8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159_2_hambaALLAH</text:p>
          </table:table-cell>
          <table:table-cell office:value-type="string" calcext:value-type="string">
            <text:p>159_hambaALLAH</text:p>
          </table:table-cell>
          <table:table-cell table:formula="of:=VLOOKUP([.A16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09</text:p>
          </table:table-cell>
          <table:table-cell table:number-columns-repeated="8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160_2_hambaALLAH</text:p>
          </table:table-cell>
          <table:table-cell office:value-type="string" calcext:value-type="string">
            <text:p>160_hambaALLAH</text:p>
          </table:table-cell>
          <table:table-cell table:formula="of:=VLOOKUP([.A161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00</text:p>
          </table:table-cell>
          <table:table-cell table:number-columns-repeated="8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161_2_hambaALLAH</text:p>
          </table:table-cell>
          <table:table-cell office:value-type="string" calcext:value-type="string">
            <text:p>161_hambaALLAH</text:p>
          </table:table-cell>
          <table:table-cell table:formula="of:=VLOOKUP([.A162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11</text:p>
          </table:table-cell>
          <table:table-cell table:number-columns-repeated="8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162_2_hambaALLAH</text:p>
          </table:table-cell>
          <table:table-cell office:value-type="string" calcext:value-type="string">
            <text:p>162_hambaALLAH</text:p>
          </table:table-cell>
          <table:table-cell table:formula="of:=VLOOKUP([.A16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12</text:p>
          </table:table-cell>
          <table:table-cell table:number-columns-repeated="8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163_2_hambaALLAH</text:p>
          </table:table-cell>
          <table:table-cell office:value-type="string" calcext:value-type="string">
            <text:p>163_hambaALLAH</text:p>
          </table:table-cell>
          <table:table-cell table:formula="of:=VLOOKUP([.A16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13</text:p>
          </table:table-cell>
          <table:table-cell table:number-columns-repeated="8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164_2_hambaALLAH</text:p>
          </table:table-cell>
          <table:table-cell office:value-type="string" calcext:value-type="string">
            <text:p>164_hambaALLAH</text:p>
          </table:table-cell>
          <table:table-cell table:formula="of:=VLOOKUP([.A16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14</text:p>
          </table:table-cell>
          <table:table-cell table:number-columns-repeated="8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165_2_hambaALLAH</text:p>
          </table:table-cell>
          <table:table-cell office:value-type="string" calcext:value-type="string">
            <text:p>165_hambaALLAH</text:p>
          </table:table-cell>
          <table:table-cell table:formula="of:=VLOOKUP([.A16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15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66_2_hambaALLAH</text:p>
          </table:table-cell>
          <table:table-cell office:value-type="string" calcext:value-type="string">
            <text:p>166_hambaALLAH</text:p>
          </table:table-cell>
          <table:table-cell table:formula="of:=VLOOKUP([.A167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16</text:p>
          </table:table-cell>
          <table:table-cell table:number-columns-repeated="8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167_2_hambaALLAH</text:p>
          </table:table-cell>
          <table:table-cell office:value-type="string" calcext:value-type="string">
            <text:p>167_hambaALLAH</text:p>
          </table:table-cell>
          <table:table-cell table:formula="of:=VLOOKUP([.A168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17</text:p>
          </table:table-cell>
          <table:table-cell table:number-columns-repeated="8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168_2_hambaALLAH</text:p>
          </table:table-cell>
          <table:table-cell office:value-type="string" calcext:value-type="string">
            <text:p>168_hambaALLAH</text:p>
          </table:table-cell>
          <table:table-cell table:formula="of:=VLOOKUP([.A169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18</text:p>
          </table:table-cell>
          <table:table-cell table:number-columns-repeated="8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169_2_hambaALLAH</text:p>
          </table:table-cell>
          <table:table-cell office:value-type="string" calcext:value-type="string">
            <text:p>169_hambaALLAH</text:p>
          </table:table-cell>
          <table:table-cell table:formula="of:=VLOOKUP([.A17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19</text:p>
          </table:table-cell>
          <table:table-cell table:number-columns-repeated="8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170_2_hambaALLAH</text:p>
          </table:table-cell>
          <table:table-cell office:value-type="string" calcext:value-type="string">
            <text:p>170_hambaALLAH</text:p>
          </table:table-cell>
          <table:table-cell table:formula="of:=VLOOKUP([.A171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10</text:p>
          </table:table-cell>
          <table:table-cell table:number-columns-repeated="8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171_2_hambaALLAH</text:p>
          </table:table-cell>
          <table:table-cell office:value-type="string" calcext:value-type="string">
            <text:p>171_hambaALLAH</text:p>
          </table:table-cell>
          <table:table-cell table:formula="of:=VLOOKUP([.A172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21</text:p>
          </table:table-cell>
          <table:table-cell table:number-columns-repeated="8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172_2_hambaALLAH</text:p>
          </table:table-cell>
          <table:table-cell office:value-type="string" calcext:value-type="string">
            <text:p>172_hambaALLAH</text:p>
          </table:table-cell>
          <table:table-cell table:formula="of:=VLOOKUP([.A17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22</text:p>
          </table:table-cell>
          <table:table-cell table:number-columns-repeated="8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173_2_hambaALLAH</text:p>
          </table:table-cell>
          <table:table-cell office:value-type="string" calcext:value-type="string">
            <text:p>173_hambaALLAH</text:p>
          </table:table-cell>
          <table:table-cell table:formula="of:=VLOOKUP([.A17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23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74_2_hambaALLAH</text:p>
          </table:table-cell>
          <table:table-cell office:value-type="string" calcext:value-type="string">
            <text:p>174_hambaALLAH</text:p>
          </table:table-cell>
          <table:table-cell table:formula="of:=VLOOKUP([.A175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24</text:p>
          </table:table-cell>
          <table:table-cell table:number-columns-repeated="8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175_2_hambaALLAH</text:p>
          </table:table-cell>
          <table:table-cell office:value-type="string" calcext:value-type="string">
            <text:p>175_hambaALLAH</text:p>
          </table:table-cell>
          <table:table-cell table:formula="of:=VLOOKUP([.A17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25</text:p>
          </table:table-cell>
          <table:table-cell table:number-columns-repeated="8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176_2_hambaALLAH</text:p>
          </table:table-cell>
          <table:table-cell office:value-type="string" calcext:value-type="string">
            <text:p>176_hambaALLAH</text:p>
          </table:table-cell>
          <table:table-cell table:formula="of:=VLOOKUP([.A17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26</text:p>
          </table:table-cell>
          <table:table-cell table:number-columns-repeated="8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177_2_hambaALLAH</text:p>
          </table:table-cell>
          <table:table-cell office:value-type="string" calcext:value-type="string">
            <text:p>177_hambaALLAH</text:p>
          </table:table-cell>
          <table:table-cell table:formula="of:=VLOOKUP([.A178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27</text:p>
          </table:table-cell>
          <table:table-cell table:number-columns-repeated="8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178_2_hambaALLAH</text:p>
          </table:table-cell>
          <table:table-cell office:value-type="string" calcext:value-type="string">
            <text:p>178_hambaALLAH</text:p>
          </table:table-cell>
          <table:table-cell table:formula="of:=VLOOKUP([.A179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28</text:p>
          </table:table-cell>
          <table:table-cell table:number-columns-repeated="8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179_2_hambaALLAH</text:p>
          </table:table-cell>
          <table:table-cell office:value-type="string" calcext:value-type="string">
            <text:p>179_hambaALLAH</text:p>
          </table:table-cell>
          <table:table-cell table:formula="of:=VLOOKUP([.A18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29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80_2_hambaALLAH</text:p>
          </table:table-cell>
          <table:table-cell office:value-type="string" calcext:value-type="string">
            <text:p>180_hambaALLAH</text:p>
          </table:table-cell>
          <table:table-cell table:formula="of:=VLOOKUP([.A181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20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81_2_hambaALLAH</text:p>
          </table:table-cell>
          <table:table-cell office:value-type="string" calcext:value-type="string">
            <text:p>181_hambaALLAH</text:p>
          </table:table-cell>
          <table:table-cell table:formula="of:=VLOOKUP([.A182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31</text:p>
          </table:table-cell>
          <table:table-cell table:number-columns-repeated="8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182_2_hambaALLAH</text:p>
          </table:table-cell>
          <table:table-cell office:value-type="string" calcext:value-type="string">
            <text:p>182_hambaALLAH</text:p>
          </table:table-cell>
          <table:table-cell table:formula="of:=VLOOKUP([.A18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32</text:p>
          </table:table-cell>
          <table:table-cell table:number-columns-repeated="8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183_2_hambaALLAH</text:p>
          </table:table-cell>
          <table:table-cell office:value-type="string" calcext:value-type="string">
            <text:p>183_hambaALLAH</text:p>
          </table:table-cell>
          <table:table-cell table:formula="of:=VLOOKUP([.A18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33</text:p>
          </table:table-cell>
          <table:table-cell table:number-columns-repeated="8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184_2_hambaALLAH</text:p>
          </table:table-cell>
          <table:table-cell office:value-type="string" calcext:value-type="string">
            <text:p>184_hambaALLAH</text:p>
          </table:table-cell>
          <table:table-cell table:formula="of:=VLOOKUP([.A185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34</text:p>
          </table:table-cell>
          <table:table-cell table:number-columns-repeated="8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185_2_hambaALLAH</text:p>
          </table:table-cell>
          <table:table-cell office:value-type="string" calcext:value-type="string">
            <text:p>185_hambaALLAH</text:p>
          </table:table-cell>
          <table:table-cell table:formula="of:=VLOOKUP([.A18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35</text:p>
          </table:table-cell>
          <table:table-cell table:number-columns-repeated="8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186_2_hambaALLAH</text:p>
          </table:table-cell>
          <table:table-cell office:value-type="string" calcext:value-type="string">
            <text:p>186_hambaALLAH</text:p>
          </table:table-cell>
          <table:table-cell table:formula="of:=VLOOKUP([.A187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36</text:p>
          </table:table-cell>
          <table:table-cell table:number-columns-repeated="8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187_2_hambaALLAH</text:p>
          </table:table-cell>
          <table:table-cell office:value-type="string" calcext:value-type="string">
            <text:p>187_hambaALLAH</text:p>
          </table:table-cell>
          <table:table-cell table:formula="of:=VLOOKUP([.A188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37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88_2_hambaALLAH</text:p>
          </table:table-cell>
          <table:table-cell office:value-type="string" calcext:value-type="string">
            <text:p>188_hambaALLAH</text:p>
          </table:table-cell>
          <table:table-cell table:formula="of:=VLOOKUP([.A189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38</text:p>
          </table:table-cell>
          <table:table-cell table:number-columns-repeated="8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189_2_hambaALLAH</text:p>
          </table:table-cell>
          <table:table-cell office:value-type="string" calcext:value-type="string">
            <text:p>189_hambaALLAH</text:p>
          </table:table-cell>
          <table:table-cell table:formula="of:=VLOOKUP([.A19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39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90_2_hambaALLAH</text:p>
          </table:table-cell>
          <table:table-cell office:value-type="string" calcext:value-type="string">
            <text:p>190_hambaALLAH</text:p>
          </table:table-cell>
          <table:table-cell table:formula="of:=VLOOKUP([.A191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30</text:p>
          </table:table-cell>
          <table:table-cell table:number-columns-repeated="8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191_2_hambaALLAH</text:p>
          </table:table-cell>
          <table:table-cell office:value-type="string" calcext:value-type="string">
            <text:p>191_hambaALLAH</text:p>
          </table:table-cell>
          <table:table-cell table:formula="of:=VLOOKUP([.A192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41</text:p>
          </table:table-cell>
          <table:table-cell table:number-columns-repeated="8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192_2_hambaALLAH</text:p>
          </table:table-cell>
          <table:table-cell office:value-type="string" calcext:value-type="string">
            <text:p>192_hambaALLAH</text:p>
          </table:table-cell>
          <table:table-cell table:formula="of:=VLOOKUP([.A193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42</text:p>
          </table:table-cell>
          <table:table-cell table:number-columns-repeated="8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193_2_hambaALLAH</text:p>
          </table:table-cell>
          <table:table-cell office:value-type="string" calcext:value-type="string">
            <text:p>193_hambaALLAH</text:p>
          </table:table-cell>
          <table:table-cell table:formula="of:=VLOOKUP([.A194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43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4_2_hambaALLAH</text:p>
          </table:table-cell>
          <table:table-cell office:value-type="string" calcext:value-type="string">
            <text:p>194_hambaALLAH</text:p>
          </table:table-cell>
          <table:table-cell table:formula="of:=VLOOKUP([.A195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44</text:p>
          </table:table-cell>
          <table:table-cell table:number-columns-repeated="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195_2_hambaALLAH</text:p>
          </table:table-cell>
          <table:table-cell office:value-type="string" calcext:value-type="string">
            <text:p>195_hambaALLAH</text:p>
          </table:table-cell>
          <table:table-cell table:formula="of:=VLOOKUP([.A196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45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96_2_hambaALLAH</text:p>
          </table:table-cell>
          <table:table-cell office:value-type="string" calcext:value-type="string">
            <text:p>196_hambaALLAH</text:p>
          </table:table-cell>
          <table:table-cell table:formula="of:=VLOOKUP([.A197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46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97_2_hambaALLAH</text:p>
          </table:table-cell>
          <table:table-cell office:value-type="string" calcext:value-type="string">
            <text:p>197_hambaALLAH</text:p>
          </table:table-cell>
          <table:table-cell table:formula="of:=VLOOKUP([.A198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47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8_2_hambaALLAH</text:p>
          </table:table-cell>
          <table:table-cell office:value-type="string" calcext:value-type="string">
            <text:p>198_hambaALLAH</text:p>
          </table:table-cell>
          <table:table-cell table:formula="of:=VLOOKUP([.A199];[home.$A$1:.$B$43];2;0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081230758648</text:p>
          </table:table-cell>
          <table:table-cell table:number-columns-repeated="8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199_2_hambaALLAH</text:p>
          </table:table-cell>
          <table:table-cell office:value-type="string" calcext:value-type="string">
            <text:p>199_hambaALLAH</text:p>
          </table:table-cell>
          <table:table-cell table:formula="of:=VLOOKUP([.A200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49</text:p>
          </table:table-cell>
          <table:table-cell table:number-columns-repeated="8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200_2_hambaALLAH</text:p>
          </table:table-cell>
          <table:table-cell office:value-type="string" calcext:value-type="string">
            <text:p>200_hambaALLAH</text:p>
          </table:table-cell>
          <table:table-cell table:formula="of:=VLOOKUP([.A201];[home.$A$1:.$B$43];2;0)" office:value-type="string" office:string-value="" calcext:value-type="error">
            <text:p>#N/A</text:p>
          </table:table-cell>
          <table:table-cell table:number-columns-repeated="27"/>
          <table:table-cell office:value-type="string" calcext:value-type="string">
            <text:p>081230758640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home.A1:home.A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contacts.A1:contacts.AN201" table:display-filter-buttons="true">
          <table:filter>
            <table:filter-and>
              <table:filter-condition table:data-type="number" table:value="1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MY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date>2022-10-18T10:08:34.022000000</dc:date>
    <meta:editing-duration>PT4M44S</meta:editing-duration>
    <meta:editing-cycles>2</meta:editing-cycles>
    <meta:document-statistic meta:table-count="2" meta:cell-count="1129" meta:object-count="0"/>
  </office:meta>
</office:document-meta>
</file>